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E0000001AE80A64BAB6E43372.jpg" manifest:media-type="image/jpe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6E20000052A2D3BB0FFE90E996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3.188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6" style:family="presentation" style:parent-style-name="embedded21-title">
      <style:graphic-properties fo:min-height="2.579cm"/>
      <style:paragraph-properties style:writing-mode="lr-tb"/>
    </style:style>
    <style:style style:name="pr7" style:family="presentation" style:parent-style-name="embedded21-outline1">
      <style:graphic-properties fo:min-height="13.609cm"/>
      <style:paragraph-properties style:writing-mode="lr-tb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font-name-asian="Andale Sans UI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4.132cm" presentation:class="title" presentation:user-transformed="true">
          <draw:text-box>
            <text:list text:style-name="L1">
              <text:list-header>
                <text:p text:style-name="P1"><text:span text:style-name="T1">Embedded Linux Device Driver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layer="layout" svg:width="21.318cm" svg:height="2.579cm" svg:x="1.814cm" svg:y="1.723cm" presentation:class="title">
          <draw:text-box>
            <text:p>Outline-1</text:p>
          </draw:text-box>
        </draw:frame>
        <draw:frame presentation:style-name="pr4" draw:text-style-name="P4" draw:layer="layout" svg:width="22.315cm" svg:height="13.7cm" svg:x="1.814cm" svg:y="4.911cm" presentation:class="outline" presentation:user-transformed="true">
          <draw:text-box>
            <text:list text:style-name="L2">
              <text:list-item>
                <text:p><text:span text:style-name="T2">CH1 Concept</text:span></text:p>
                <text:list>
                  <text:list-item>
                    <text:p><text:span text:style-name="T2"><text:s/></text:span><text:span text:style-name="T2">1-1 Linux Device Driver Overview</text:span></text:p>
                  </text:list-item>
                  <text:list-item>
                    <text:p><text:span text:style-name="T2"><text:s/></text:span><text:span text:style-name="T2">1-2 RockPi4</text:span></text:p>
                  </text:list-item>
                  <text:list-item>
                    <text:p><text:span text:style-name="T2"><text:s/></text:span><text:span text:style-name="T2">1-3 Build Linux Modules</text:span></text:p>
                  </text:list-item>
                  <text:list-item>
                    <text:p><text:span text:style-name="T2"><text:s/></text:span><text:span text:style-name="T2">1-4 Install Linux Modules</text:span></text:p>
                  </text:list-item>
                </text:list>
                <text:p><text:span text:style-name="T2"/></text:p>
              </text:list-item>
              <text:list-item>
                <text:p><text:span text:style-name="T2">CH2 Driver Basic</text:span></text:p>
                <text:list>
                  <text:list-item>
                    <text:p><text:span text:style-name="T3"><text:s/></text:span><text:span text:style-name="T3">2-1 </text:span><text:span text:style-name="T2">Driver Debug</text:span></text:p>
                  </text:list-item>
                  <text:list-item>
                    <text:p><text:span text:style-name="T3"><text:s/></text:span><text:span text:style-name="T3">2-2 </text:span><text:span text:style-name="T2">Character Driver</text:span></text:p>
                  </text:list-item>
                  <text:list-item>
                    <text:p><text:span text:style-name="T3"><text:s/></text:span><text:span text:style-name="T3">2-3 </text:span><text:span text:style-name="T2">Device Tree</text:span></text:p>
                  </text:list-item>
                  <text:list-item>
                    <text:p><text:span text:style-name="T3"><text:s/></text:span><text:span text:style-name="T3">2-4 </text:span><text:span text:style-name="T2">Platform Devices</text:span></text:p>
                  </text:list-item>
                  <text:list-item>
                    <text:p><text:span text:style-name="T3"><text:s/></text:span><text:span text:style-name="T3">2-5 IO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layer="layout" svg:width="21.318cm" svg:height="2.579cm" svg:x="1.814cm" svg:y="1.723cm" presentation:class="title">
          <draw:text-box>
            <text:p>Outline-2</text:p>
          </draw:text-box>
        </draw:frame>
        <draw:frame presentation:style-name="pr7" draw:layer="layout" svg:width="22.315cm" svg:height="13.609cm" svg:x="1.814cm" svg:y="5.211cm" presentation:class="outline" presentation:user-transformed="true">
          <draw:text-box>
            <text:list text:style-name="L2">
              <text:list-item>
                <text:p><text:span text:style-name="T2">3 Driver Advance</text:span></text:p>
                <text:list>
                  <text:list-item>
                    <text:p><text:span text:style-name="T2"><text:s/></text:span><text:span text:style-name="T2">3-1 IO Memory Map</text:span></text:p>
                  </text:list-item>
                  <text:list-item>
                    <text:p><text:span text:style-name="T2"><text:s/></text:span><text:span text:style-name="T2">3-2 Allocating_Memory</text:span></text:p>
                  </text:list-item>
                  <text:list-item>
                    <text:p><text:span text:style-name="T2"><text:s/></text:span><text:span text:style-name="T2">3-3 Interrupt Handling</text:span></text:p>
                  </text:list-item>
                  <text:list-item>
                    <text:p><text:span text:style-name="T2"><text:s/></text:span><text:span text:style-name="T2">3-4 Time Delays Deferred Work 1</text:span></text:p>
                  </text:list-item>
                  <text:list-item>
                    <text:p><text:span text:style-name="T3"><text:s/></text:span><text:span text:style-name="T2">3-5 Time Delays Deferred Work 2</text:span></text:p>
                  </text:list-item>
                </text:list>
              </text:list-item>
              <text:list-item>
                <text:p><text:span text:style-name="T2">4 Subsystem</text:span></text:p>
                <text:list>
                  <text:list-item>
                    <text:p><text:span text:style-name="T2"><text:s/></text:span><text:span text:style-name="T2">4-1 GPIO </text:span><text:span text:style-name="T2"><text:tab/></text:span><text:span text:style-name="T2"><text:tab/></text:span><text:span text:style-name="T2">Subsystem</text:span></text:p>
                  </text:list-item>
                  <text:list-item>
                    <text:p><text:span text:style-name="T2"><text:s/></text:span><text:span text:style-name="T2">4-2 I2C <text:s text:c="3"/></text:span><text:span text:style-name="T2"><text:tab/></text:span><text:span text:style-name="T2"><text:tab/></text:span><text:span text:style-name="T2">Subsystem</text:span></text:p>
                  </text:list-item>
                  <text:list-item>
                    <text:p><text:span text:style-name="T2"><text:s/></text:span><text:span text:style-name="T2">4-3 HWMON <text:s text:c="3"/></text:span><text:span text:style-name="T2"><text:tab/></text:span><text:span text:style-name="T2">Subsystem</text:span></text:p>
                  </text:list-item>
                  <text:list-item>
                    <text:p><text:span text:style-name="T2"><text:s/></text:span><text:span text:style-name="T2">4-4 Input <text:s text:c="3"/></text:span><text:span text:style-name="T2"><text:tab/></text:span><text:span text:style-name="T2"><text:tab/></text:span><text:span text:style-name="T2">Subsystem</text:span></text:p>
                  </text:list-item>
                  <text:list-item>
                    <text:p><text:span text:style-name="T2"><text:s/></text:span><text:span text:style-name="T2">4-5 MIPI CSI2 Came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8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c9900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line-height="100%" fo:text-indent="0cm" style:writing-mode="lr-tb"/>
    </style:style>
    <style:style style:name="MP14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center" fo:text-indent="0cm" style:writing-mode="lr-tb"/>
    </style:style>
    <style:style style:name="MP16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writing-mode="lr-tb"/>
    </style:style>
    <style:style style:name="MP18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5" draw:layer="backgroundobjects" svg:width="5.927cm" svg:height="1.27cm" svg:x="1.269cm" svg:y="17.34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927cm" svg:height="1.27cm" svg:x="18.202cm" svg:y="17.34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1.27cm" svg:y1="17.145cm" svg:x2="24.13cm" svg:y2="17.145cm">
        <text:p/>
      </draw:lin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cm" svg:x="-0.001cm" svg:y="0cm" presentation:class="header">
          <draw:text-box>
            <text:list text:style-name="ML2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0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4" draw:layer="backgroundobjects" svg:width="5.927cm" svg:height="1.27cm" svg:x="1.269cm" svg:y="17.343cm" presentation:class="date-time">
        <draw:text-box>
          <text:list text:style-name="ML1">
            <text:list-header>
              <text:p text:style-name="MP13"><text:span text:style-name="MT4"><presentation:date-time/></text:span></text:p>
            </text:list-header>
          </text:list>
        </draw:text-box>
      </draw:frame>
      <draw:frame presentation:style-name="Mpr3" draw:text-style-name="MP16" draw:layer="backgroundobjects" svg:width="8.044cm" svg:height="1.27cm" svg:x="8.678cm" svg:y="17.343cm" presentation:class="footer">
        <draw:text-box>
          <text:list text:style-name="ML1">
            <text:list-header>
              <text:p text:style-name="MP15"><text:span text:style-name="MT4"><presentation:footer/></text:span></text:p>
            </text:list-header>
          </text:list>
        </draw:text-box>
      </draw:frame>
      <draw:frame presentation:style-name="Mpr4" draw:text-style-name="MP18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7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5" draw:text-style-name="MP10" draw:layer="backgroundobjects" svg:width="8.255cm" svg:height="1.27cm" svg:x="-0.001cm" svg:y="0cm" presentation:class="header">
          <draw:text-box>
            <text:list text:style-name="ML2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6" draw:text-style-name="MP12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0" draw:layer="backgroundobjects" svg:width="5.917cm" svg:height="1.314cm" svg:x="1.541cm" svg:y="16.537cm" presentation:class="date-time">
        <draw:text-box>
          <text:p text:style-name="MP19"><text:span text:style-name="MT1"><presentation:date-time/></text:span></text:p>
        </draw:text-box>
      </draw:frame>
      <draw:frame presentation:style-name="Mpr7" draw:text-style-name="MP22" draw:layer="backgroundobjects" svg:width="8.051cm" svg:height="1.314cm" svg:x="8.958cm" svg:y="16.537cm" presentation:class="footer">
        <draw:text-box>
          <text:p text:style-name="MP21"><text:span text:style-name="MT1"><presentation:footer/></text:span></text:p>
        </draw:text-box>
      </draw:frame>
      <draw:frame presentation:style-name="Mpr7" draw:text-style-name="MP24" draw:layer="backgroundobjects" svg:width="5.917cm" svg:height="1.314cm" svg:x="18.483cm" svg:y="16.537cm" presentation:class="page-number">
        <draw:text-box>
          <text:p text:style-name="MP23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0" draw:layer="backgroundobjects" svg:width="8.499cm" svg:height="1.19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8" draw:text-style-name="MP24" draw:layer="backgroundobjects" svg:width="8.499cm" svg:height="1.194cm" svg:x="11.084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9" draw:text-style-name="MP20" draw:layer="backgroundobjects" svg:width="8.499cm" svg:height="1.194cm" svg:x="0cm" svg:y="22.7cm" presentation:class="footer">
          <draw:text-box>
            <text:p text:style-name="MP19"><text:span text:style-name="MT1"><presentation:footer/></text:span></text:p>
          </draw:text-box>
        </draw:frame>
        <draw:frame presentation:style-name="Mpr9" draw:text-style-name="MP24" draw:layer="backgroundobjects" svg:width="8.499cm" svg:height="1.194cm" svg:x="11.084cm" svg:y="22.7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0" draw:text-style-name="MP20" draw:layer="backgroundobjects" svg:width="5.917cm" svg:height="1.314cm" svg:x="1.36cm" svg:y="15.922cm" presentation:class="date-time">
        <draw:text-box>
          <text:p text:style-name="MP19"><text:span text:style-name="MT1"><presentation:date-time/></text:span></text:p>
        </draw:text-box>
      </draw:frame>
      <draw:frame presentation:style-name="Mpr10" draw:text-style-name="MP22" draw:layer="backgroundobjects" svg:width="8.051cm" svg:height="1.314cm" svg:x="8.233cm" svg:y="15.993cm" presentation:class="footer">
        <draw:text-box>
          <text:p text:style-name="MP21"><text:span text:style-name="MT1"><presentation:footer/></text:span></text:p>
        </draw:text-box>
      </draw:frame>
      <draw:frame presentation:style-name="Mpr10" draw:text-style-name="MP24" draw:layer="backgroundobjects" svg:width="5.917cm" svg:height="1.314cm" svg:x="17.213cm" svg:y="15.993cm" presentation:class="page-number">
        <draw:text-box>
          <text:p text:style-name="MP23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1" draw:text-style-name="MP20" draw:layer="backgroundobjects" svg:width="8.499cm" svg:height="1.19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1" draw:text-style-name="MP24" draw:layer="backgroundobjects" svg:width="8.499cm" svg:height="1.194cm" svg:x="11.084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12" draw:text-style-name="MP20" draw:layer="backgroundobjects" svg:width="8.499cm" svg:height="1.194cm" svg:x="0cm" svg:y="22.7cm" presentation:class="footer">
          <draw:text-box>
            <text:p text:style-name="MP19"><text:span text:style-name="MT1"><presentation:footer/></text:span></text:p>
          </draw:text-box>
        </draw:frame>
        <draw:frame presentation:style-name="Mpr12" draw:text-style-name="MP24" draw:layer="backgroundobjects" svg:width="8.499cm" svg:height="1.194cm" svg:x="11.084cm" svg:y="22.7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9-23T09:25:38.339653937</dc:date>
    <meta:editing-cycles>196</meta:editing-cycles>
    <meta:editing-duration>PT10H37M36S</meta:editing-duration>
    <meta:generator>LibreOffice/6.4.7.2$Linux_X86_64 LibreOffice_project/40$Build-2</meta:generator>
    <meta:document-statistic meta:object-count="72"/>
    <meta:user-defined meta:name="Version" meta:value-type="float">1</meta:user-defined>
  </office:meta>
</office:document-meta>
</file>